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F0000011925D81593E4B716CF.png" manifest:media-type="image/png"/>
  <manifest:file-entry manifest:full-path="Pictures/1000000000000353000001AF4C3093C56C2404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9.622cm" svg:x="1.001cm" svg:y="1.128cm">
          <draw:image xlink:href="Pictures/1000000000000353000001AF4C3093C56C2404F0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185cm" svg:x="1.25cm" svg:y="10.815cm">
          <draw:image xlink:href="Pictures/100000000000035F0000011925D81593E4B716C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1T00:00:49.248307925</meta:creation-date>
    <dc:date>2022-11-21T00:03:45.172648981</dc:date>
    <meta:editing-duration>PT2M57S</meta:editing-duration>
    <meta:editing-cycles>1</meta:editing-cycles>
    <meta:document-statistic meta:object-count="2"/>
    <meta:generator>LibreOffice/7.3.6.2$Linux_X86_64 LibreOffice_project/30$Build-2</meta:generator>
  </office:meta>
</office:document-meta>
</file>